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ffcc00"/>
    </style:style>
    <style:style style:name="P2" style:family="paragraph" style:parent-style-name="Standard">
      <style:text-properties fo:background-color="#66ccff"/>
    </style:style>
    <style:style style:name="P3" style:family="paragraph" style:parent-style-name="Standard">
      <style:text-properties fo:background-color="#99ff66"/>
    </style:style>
    <style:style style:name="P4" style:family="paragraph" style:parent-style-name="Standard">
      <style:text-properties fo:background-color="#cc66ff"/>
    </style:style>
    <style:style style:name="P5" style:family="paragraph" style:parent-style-name="Standard">
      <style:text-properties fo:background-color="#66ff99"/>
    </style:style>
    <style:style style:name="P6" style:family="paragraph" style:parent-style-name="Standard">
      <style:text-properties fo:background-color="transparent"/>
    </style:style>
    <style:style style:name="P7" style:family="paragraph" style:parent-style-name="Standard">
      <style:paragraph-properties fo:background-color="transparent">
        <style:background-image/>
      </style:paragraph-properties>
    </style:style>
    <style:style style:name="P8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T1" style:family="text">
      <style:text-properties fo:background-color="#ff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Y GUESTS</text:p>
      <text:p text:style-name="P7">ALL GUESTS</text:p>
      <text:p text:style-name="P7">ROOMASS FUNCTIONALITY</text:p>
      <text:p text:style-name="P7">GENRAL VALIDATION ON BACKEND</text:p>
      <text:p text:style-name="P7">ADMIN PAGE ORGANIZATION</text:p>
      <text:p text:style-name="P7"/>
      <text:p text:style-name="P7">MAP VIEW ALTERNATIVE FOR ROOM SELECTION LIKE HOME</text:p>
      <text:p text:style-name="Standard">MOBILE / RESPONSIVE</text:p>
      <text:p text:style-name="P2"/>
      <text:p text:style-name="P6">Room Qualities – Courtyard vs Not, Kid Friendly</text:p>
      <text:p text:style-name="P6"/>
      <text:p text:style-name="P6">Reorganize Rooms structure before reassigning functions</text:p>
      <text:p text:style-name="P6"/>
      <text:p text:style-name="P6">room owner changing preference after booking wont do anything about current occupations</text:p>
      <text:p text:style-name="P6"/>
      <text:p text:style-name="P8">When editing availabilities, no date can be submitted – though nothing happens so not a huge deal</text:p>
      <text:p text:style-name="P8"/>
      <text:p text:style-name="Standard">-possible to book room for previous day to noon of today AFTER noon today</text:p>
      <text:p text:style-name="Standard">but allows for people looking after midnight to book a room</text:p>
      <text:p text:style-name="P6">so not a huge problem</text:p>
      <text:p text:style-name="P5"/>
      <text:p text:style-name="Standard"><text:span text:style-name="T1">Emails don't work, just print to console atm.</text:span> There is a link to fleshing this out on part 8.</text:p>
      <text:p text:style-name="P1">DELETE <text:s/>and EDIT need to send emails</text:p>
      <text:p text:style-name="P1"/>
      <text:p text:style-name="P1">looks like occ. Events will need guest names as a field for EDIT, reassigning</text:p>
      <text:p text:style-name="P1"/>
      <text:p text:style-name="P1">sometimes booking on home page will result in empty forms.. still seems to submit though</text:p>
      <text:p text:style-name="P3"/>
      <text:p text:style-name="P3">View Room In Floorplan on Home Page (hover?)</text:p>
      <text:p text:style-name="P3">can I display full image in booking modal?</text:p>
      <text:p text:style-name="P3"/>
      <text:p text:style-name="Standard">more precise times?</text:p>
      <text:p text:style-name="Standard">deal with roomless, guestless members</text:p>
      <text:p text:style-name="Standard"/>
      <text:p text:style-name="Standard">Front page-</text:p>
      <text:p text:style-name="Standard"><text:tab/>dynamic sorting by column?</text:p>
      <text:p text:style-name="Standard"><text:tab/>Separate by building?</text:p>
      <text:p text:style-name="Standard"><text:tab/>Single booking button with selection of row?</text:p>
      <text:p text:style-name="Standard">-Is there a way to plug in a date range and find multiple rooms that will satisfy it?</text:p>
      <text:p text:style-name="Standard">-Perhaps limit booking to some number of months ahead, for some number of weeks total.</text:p>
      <text:p text:style-name="Standard"/>
      <text:p text:style-name="Standard"/>
      <text:p text:style-name="Standard"><text:span text:style-name="T1">Regarding the save function of rooms – if a room is assigned a different member, its calendar is replaced and renamed. So if a member moves rooms, any availability dates currently do not move with them.Handle this outside of admin as its own function for roomass? Should be fine...</text:span></text:p>
      <text:p text:style-name="Standard"/>
      <text:p text:style-name="P4">events die? </text:p>
      <text:p text:style-name="Standard"><text:tab/>Run celery worker and scheduler to check</text:p>
      <text:p text:style-name="P3"/>
      <text:p text:style-name="Standard"><text:soft-page-break/></text:p>
      <text:p text:style-name="Standard"/>
      <text:p text:style-name="Standard"/>
      <text:p text:style-name="Standard">FOR EDIT / DELETE autofind------------</text:p>
      <text:p text:style-name="Standard">Have window, no rooms are fully avail.</text:p>
      <text:p text:style-name="Standard">Find rooms with at least one date within that window</text:p>
      <text:p text:style-name="Standard">so</text:p>
      <text:p text:style-name="Standard">have array of [occupancy windows] currently just containing the time to make up</text:p>
      <text:p text:style-name="Standard"/>
      <text:p text:style-name="Standard"><text:tab/><text:tab/>O--------------------------O</text:p>
      <text:p text:style-name="Standard"><text:tab/>a------------------a <text:s text:c="2"/>a----a <text:s text:c="5"/>a----------------a</text:p>
      <text:p text:style-name="Standard"/>
      <text:p text:style-name="Standard">book the largest, shrink /split the O window</text:p>
      <text:p text:style-name="Standard">if it is split, multiple O windows now in the array</text:p>
      <text:p text:style-name="Standard"/>
      <text:p text:style-name="Standard"><text:tab/> <text:s text:c="26"/>O-----------O</text:p>
      <text:p text:style-name="Standard"><text:tab/> <text:s text:c="31"/>a----a <text:s text:c="4"/></text:p>
      <text:p text:style-name="Standard"/>
      <text:p text:style-name="Standard">then</text:p>
      <text:p text:style-name="Standard"/>
      <text:p text:style-name="Standard"><text:tab/><text:tab/><text:tab/> <text:s text:c="3"/>O-O <text:s text:c="4"/>O—O</text:p>
      <text:p text:style-name="Standard"/>
      <text:p text:style-name="Standard">when no availability events exist in the array's ranges</text:p>
      <text:p text:style-name="Standard">if the array has O events</text:p>
      <text:p text:style-name="Standard">notify about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6-28T09:07:14.10</dc:date>
    <dc:creator>Trevor Pierson</dc:creator>
    <meta:editing-duration>P8DT10H19M6S</meta:editing-duration>
    <meta:editing-cycles>165</meta:editing-cycles>
    <meta:generator>OpenOffice/4.1.13$Win32 OpenOffice.org_project/4113m1$Build-9810</meta:generator>
    <meta:document-statistic meta:table-count="0" meta:image-count="0" meta:object-count="0" meta:page-count="2" meta:paragraph-count="47" meta:word-count="370" meta:character-count="2231"/>
  </office:meta>
</office:document-meta>
</file>